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800749101A9206EB6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cf2" draw:opacity-name="Transparency_20_2" draw:textarea-horizontal-align="justify" draw:textarea-vertical-align="middle" draw:auto-grow-height="false" fo:min-height="24.75cm" fo:min-width="96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cf2" draw:opacity-name="Transparency_20_2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7cm" svg:height="2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999cm" svg:height="24.999cm" svg:x="36.001cm" svg:y="0.001cm">
          <draw:image xlink:href="Pictures/100000010000080000000800749101A9206EB6B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adial" draw:cx="50%" draw:cy="50%" draw:start="100%" draw:end="0%" draw:border="50%"/>
    <draw:opacity draw:name="Transparency_20_2" draw:display-name="Transparency 2" draw:style="radial" draw:cx="50%" draw:cy="50%" draw:start="100%" draw:end="0%" draw:border="75%"/>
    <draw:opacity draw:name="Transparency_20_3" draw:display-name="Transparency 3" draw:style="radial" draw:cx="50%" draw:cy="50%" draw:start="100%" draw:end="0%" draw:border="60%"/>
    <draw:opacity draw:name="Transparency_20_4" draw:display-name="Transparency 4" draw:style="radial" draw:cx="50%" draw:cy="50%" draw:start="100%" draw:end="0%" draw:border="70%"/>
    <draw:opacity draw:name="Transparency_20_5" draw:display-name="Transparency 5" draw:style="radial" draw:cx="50%" draw:cy="50%" draw:start="100%" draw:end="0%" draw:border="8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7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5T11:31:31.223104497</meta:creation-date>
    <dc:date>2024-07-13T01:11:59.749339840</dc:date>
    <meta:editing-duration>PT8M5S</meta:editing-duration>
    <meta:editing-cycles>2</meta:editing-cycles>
    <meta:generator>LibreOffice/7.3.7.2$Linux_X86_64 LibreOffice_project/30$Build-2</meta:generator>
    <meta:document-statistic meta:object-count="2"/>
  </office:meta>
</office:document-meta>
</file>